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style:text-line-through-styl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  <style:style style:name="T1" style:family="text">
      <style:text-properties style:font-name="Calibri" style:text-underline-style="solid" style:text-underline-width="auto" style:text-underline-color="font-color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1"><text:span text:style-name="T1">Persönlicher</text:span><text:span text:style-name="T1"> Teil</text:span>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mgw erschaffen?</text:p>
      <text:p text:style-name="P7"/>
      <text:p text:style-name="P7"/>
      <text:p text:style-name="P7">Raphael:</text:p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2-01T11:14:57.82</dc:date>
    <meta:editing-duration>PT11M37S</meta:editing-duration>
    <meta:editing-cycles>5</meta:editing-cycles>
    <meta:generator>OpenOffice/4.1.8$Win32 OpenOffice.org_project/418m3$Build-9803</meta:generator>
    <meta:document-statistic meta:table-count="0" meta:image-count="0" meta:object-count="0" meta:page-count="1" meta:paragraph-count="7" meta:word-count="40" meta:character-count="284"/>
    <dc:creator>Adonis Raphael Fehr</dc:creator>
  </office:meta>
</office:document-meta>
</file>